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Awami Nastaliq1" svg:font-family="'Awami Nastaliq'" style:font-family-generic="roman" style:font-pitch="variable"/>
    <style:font-face style:name="Awami Nastaliq2" svg:font-family="'Awami Nastaliq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Nastaliq Urdu" svg:font-family="'Noto Nastaliq Urdu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10pt" officeooo:rsid="001f63a9" officeooo:paragraph-rsid="001f63a9" style:font-size-asian="10pt" style:font-name-complex="Awami Nastaliq2" style:font-size-complex="10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36pt" officeooo:rsid="003712b9" officeooo:paragraph-rsid="003712b9" style:font-size-asian="36pt" style:font-name-complex="Awami Nastaliq" style:font-size-complex="36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36pt" officeooo:rsid="003712b9" officeooo:paragraph-rsid="0039528a" style:font-size-asian="36pt" style:font-name-complex="Awami Nastaliq" style:font-size-complex="36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36pt" officeooo:rsid="003e6721" officeooo:paragraph-rsid="00411b3b" style:font-size-asian="36pt" style:font-name-complex="Awami Nastaliq" style:font-size-complex="36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Noto Nastaliq Urdu" fo:font-size="32pt" officeooo:rsid="003c2c2e" officeooo:paragraph-rsid="003c2c2e" style:font-size-asian="32pt" style:font-name-complex="Awami Nastaliq" style:font-size-complex="32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36pt" officeooo:rsid="003e6721" officeooo:paragraph-rsid="0045a472" style:font-size-asian="36pt" style:font-name-complex="Awami Nastaliq" style:font-size-complex="36pt"/>
    </style:style>
    <style:style style:name="T1" style:family="text">
      <style:text-properties officeooo:rsid="001f7b8c"/>
    </style:style>
    <style:style style:name="T2" style:family="text">
      <style:text-properties officeooo:rsid="00388c0e"/>
    </style:style>
    <style:style style:name="T3" style:family="text">
      <style:text-properties officeooo:rsid="0039528a"/>
    </style:style>
    <style:style style:name="T4" style:family="text">
      <style:text-properties officeooo:rsid="003d1c82"/>
    </style:style>
    <style:style style:name="T5" style:family="text">
      <style:text-properties officeooo:rsid="003ea8ec"/>
    </style:style>
    <style:style style:name="T6" style:family="text">
      <style:text-properties officeooo:rsid="00411b3b"/>
    </style:style>
    <style:style style:name="T7" style:family="text">
      <style:text-properties officeooo:rsid="004427e4"/>
    </style:style>
    <style:style style:name="T8" style:family="text">
      <style:text-properties officeooo:rsid="0044d4a5"/>
    </style:style>
    <style:style style:name="T9" style:family="text">
      <style:text-properties officeooo:rsid="00457ffc"/>
    </style:style>
    <style:style style:name="T10" style:family="text">
      <style:text-properties officeooo:rsid="0045a4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text:span text:style-name="T1">سج</text:span></text:p>
      <text:p text:style-name="P2">ابے اجے اسے <text:span text:style-name="T2">امے اہے</text:span></text:p>
      <text:p text:style-name="P3">ا<text:span text:style-name="T3">ب</text:span>بے ا<text:span text:style-name="T3">ب</text:span>جے ا<text:span text:style-name="T3">ب</text:span>سے <text:span text:style-name="T2">ا</text:span><text:span text:style-name="T3">ب</text:span><text:span text:style-name="T2">مے ا</text:span><text:span text:style-name="T3">ب</text:span><text:span text:style-name="T2">ہے</text:span></text:p>
      <text:p text:style-name="P4">اجبجے المنے <text:s text:c="3"/>ا<text:span text:style-name="T5">بنتے <text:s/></text:span>ا<text:span text:style-name="T5">بن</text:span><text:span text:style-name="T6">م</text:span><text:span text:style-name="T5">ے </text:span>ا<text:span text:style-name="T5">بن</text:span><text:span text:style-name="T6">سے</text:span></text:p>
      <text:p text:style-name="P6"><text:s/>اجسمے <text:span text:style-name="T8">اشملبے </text:span><text:span text:style-name="T9">املے <text:s/></text:span></text:p>
      <text:p text:style-name="P5"><text:span text:style-name="T4">ا</text:span>بجججے <text:span text:style-name="T7">ابنتثے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Awami Nastaliq1" svg:font-family="'Awami Nastaliq'" style:font-family-generic="roman" style:font-pitch="variable"/>
    <style:font-face style:name="Awami Nastaliq2" svg:font-family="'Awami Nastaliq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Nastaliq Urdu" svg:font-family="'Noto Nastaliq Urdu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1-08T13:42:14.197000000</dc:date>
    <meta:editing-duration>PT5H57M1S</meta:editing-duration>
    <meta:editing-cycles>25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6" meta:word-count="22" meta:character-count="128" meta:non-whitespace-character-count="105"/>
  </office:meta>
</office:document-meta>
</file>